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8312" calcext:value-type="float">
            <text:p>71.8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3472" calcext:value-type="float">
            <text:p>71.2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4432" calcext:value-type="float">
            <text:p>71.2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7704" calcext:value-type="float">
            <text:p>72.3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6016" calcext:value-type="float">
            <text:p>71.7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1464" calcext:value-type="float">
            <text:p>71.9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2576" calcext:value-type="float">
            <text:p>70.9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1024" calcext:value-type="float">
            <text:p>68.3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9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7632" calcext:value-type="float">
            <text:p>66.3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2424" calcext:value-type="float">
            <text:p>64.3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9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9504" calcext:value-type="float">
            <text:p>63.8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652" calcext:value-type="float">
            <text:p>63.5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396" calcext:value-type="float">
            <text:p>62.1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7176" calcext:value-type="float">
            <text:p>61.9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0616" calcext:value-type="float">
            <text:p>62.8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1304" calcext:value-type="float">
            <text:p>63.0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9784" calcext:value-type="float">
            <text:p>62.2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9784" calcext:value-type="float">
            <text:p>62.2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7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7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7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7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6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6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6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2601</text:p>
          </table:table-cell>
          <table:table-cell office:value-type="string" calcext:value-type="string">
            <text:p>TWDB:0762601</text:p>
          </table:table-cell>
          <table:table-cell office:value-type="string" calcext:value-type="string">
            <text:p>196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0" meta:object-count="0"/>
    <meta:user-defined meta:name="AppVersion">3.0</meta:user-defined>
  </office:meta>
</office:document-meta>
</file>